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66cc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66cc00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00ffff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Iter = 10 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st <text:s text:c="18"/></text:p>
          </table:table-cell>
          <table:table-cell office:value-type="string" calcext:value-type="string">
            <text:p>Ini_obj</text:p>
          </table:table-cell>
          <table:table-cell office:value-type="string" calcext:value-type="string">
            <text:p>Avrg_Obj <text:s text:c="3"/></text:p>
          </table:table-cell>
          <table:table-cell office:value-type="string" calcext:value-type="string">
            <text:p>Avrg_Impr</text:p>
          </table:table-cell>
          <table:table-cell office:value-type="string" calcext:value-type="string">
            <text:p>Avrg_time</text:p>
          </table:table-cell>
        </table:table-row>
        <table:table-row table:style-name="ro1">
          <table:table-cell office:value-type="string" calcext:value-type="string">
            <text:p>Call_007_Vehicle_… <text:s text:c="3"/></text:p>
          </table:table-cell>
          <table:table-cell office:value-type="float" office:value="3760286" calcext:value-type="float">
            <text:p>3760286</text:p>
          </table:table-cell>
          <table:table-cell office:value-type="float" office:value="1256139" calcext:value-type="float">
            <text:p>1256139</text:p>
          </table:table-cell>
          <table:table-cell office:value-type="float" office:value="66.5946" calcext:value-type="float">
            <text:p>66.5946</text:p>
          </table:table-cell>
          <table:table-cell office:value-type="float" office:value="0.40875" calcext:value-type="float">
            <text:p>0.40875</text:p>
          </table:table-cell>
        </table:table-row>
        <table:table-row table:style-name="ro1">
          <table:table-cell office:value-type="string" calcext:value-type="string">
            <text:p>Call_018_Vehicle_… <text:s text:c="3"/></text:p>
          </table:table-cell>
          <table:table-cell office:value-type="float" office:value="8761492" calcext:value-type="float">
            <text:p>8761492</text:p>
          </table:table-cell>
          <table:table-cell office:value-type="float" office:value="2414932" calcext:value-type="float">
            <text:p>2414932</text:p>
          </table:table-cell>
          <table:table-cell office:value-type="float" office:value="72.437" calcext:value-type="float">
            <text:p>72.437</text:p>
          </table:table-cell>
          <table:table-cell office:value-type="float" office:value="0.86182" calcext:value-type="float">
            <text:p>0.86182</text:p>
          </table:table-cell>
        </table:table-row>
        <table:table-row table:style-name="ro1">
          <table:table-cell office:value-type="string" calcext:value-type="string">
            <text:p>Call_035_Vehicle_… <text:s text:c="3"/></text:p>
          </table:table-cell>
          <table:table-cell office:value-type="float" office:value="18322178" calcext:value-type="float">
            <text:p>18322178</text:p>
          </table:table-cell>
          <table:table-cell office:value-type="float" office:value="4966229" calcext:value-type="float">
            <text:p>4966229</text:p>
          </table:table-cell>
          <table:table-cell office:value-type="float" office:value="72.895" calcext:value-type="float">
            <text:p>72.895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Call_080_Vehicle_… <text:s text:c="3"/></text:p>
          </table:table-cell>
          <table:table-cell office:value-type="float" office:value="42211425" calcext:value-type="float">
            <text:p>42211425</text:p>
          </table:table-cell>
          <table:table-cell office:value-type="float" office:value="14504165" calcext:value-type="float">
            <text:p>14504165</text:p>
          </table:table-cell>
          <table:table-cell office:value-type="float" office:value="65.6392" calcext:value-type="float">
            <text:p>65.6392</text:p>
          </table:table-cell>
          <table:table-cell office:value-type="float" office:value="4.5744" calcext:value-type="float">
            <text:p>4.5744</text:p>
          </table:table-cell>
        </table:table-row>
        <table:table-row table:style-name="ro1">
          <table:table-cell office:value-type="string" calcext:value-type="string">
            <text:p>Call_130_Vehicle_… <text:s text:c="3"/></text:p>
          </table:table-cell>
          <table:table-cell office:value-type="float" office:value="75446687" calcext:value-type="float">
            <text:p>75446687</text:p>
          </table:table-cell>
          <table:table-cell office:value-type="float" office:value="22241360" calcext:value-type="float">
            <text:p>22241360</text:p>
          </table:table-cell>
          <table:table-cell office:value-type="float" office:value="70.5204" calcext:value-type="float">
            <text:p>70.5204</text:p>
          </table:table-cell>
          <table:table-cell office:value-type="float" office:value="8.8198" calcext:value-type="float">
            <text:p>8.8198</text:p>
          </table:table-cell>
        </table:table-row>
        <table:table-row table:style-name="ro1">
          <table:table-cell table:number-columns-repeated="4"/>
          <table:table-cell table:formula="of:=+SUM([.E4:.E8])" office:value-type="float" office:value="16.16477" calcext:value-type="float">
            <text:p>16.1647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Iter = 20 000</text:p>
          </table:table-cell>
          <table:table-cell table:number-columns-repeated="4"/>
        </table:table-row>
      </table:table>
      <table:table table:name="Sheet2" table:style-name="ta1">
        <table:table-column table:style-name="co1" table:number-columns-repeated="26" table:default-cell-style-name="Default"/>
        <table:table-row table:style-name="ro1">
          <table:table-cell table:number-columns-repeated="26"/>
        </table:table-row>
        <table:table-row table:style-name="ro1">
          <table:table-cell table:style-name="ce1" office:value-type="string" calcext:value-type="string">
            <text:p>Inst <text:s text:c="18"/></text:p>
          </table:table-cell>
          <table:table-cell table:style-name="ce1" office:value-type="string" calcext:value-type="string">
            <text:p>Run_1</text:p>
          </table:table-cell>
          <table:table-cell table:style-name="ce1" office:value-type="string" calcext:value-type="string">
            <text:p>Run_2 <text:s text:c="6"/></text:p>
          </table:table-cell>
          <table:table-cell table:style-name="ce2" office:value-type="string" calcext:value-type="string">
            <text:p>Run_3</text:p>
          </table:table-cell>
          <table:table-cell table:style-name="ce1" office:value-type="string" calcext:value-type="string">
            <text:p>Run_4 <text:s text:c="6"/></text:p>
          </table:table-cell>
          <table:table-cell table:style-name="ce1" office:value-type="string" calcext:value-type="string">
            <text:p>Run_5</text:p>
          </table:table-cell>
          <table:table-cell table:style-name="ce1" office:value-type="string" calcext:value-type="string">
            <text:p>Run_6 <text:s text:c="6"/></text:p>
          </table:table-cell>
          <table:table-cell table:style-name="ce1" office:value-type="string" calcext:value-type="string">
            <text:p>Run_7</text:p>
          </table:table-cell>
          <table:table-cell table:style-name="ce1" office:value-type="string" calcext:value-type="string">
            <text:p>Run_8 <text:s text:c="6"/></text:p>
          </table:table-cell>
          <table:table-cell table:style-name="ce1" office:value-type="string" calcext:value-type="string">
            <text:p>Run_9</text:p>
          </table:table-cell>
          <table:table-cell table:style-name="ce1" office:value-type="string" calcext:value-type="string">
            <text:p>Run_10 <text:s/>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Call_007_Vehicle_… <text:s text:c="3"/></text:p>
          </table:table-cell>
          <table:table-cell office:value-type="float" office:value="1256139" calcext:value-type="float">
            <text:p>1256139</text:p>
          </table:table-cell>
          <table:table-cell office:value-type="float" office:value="1256140" calcext:value-type="float">
            <text:p>1256140</text:p>
          </table:table-cell>
          <table:table-cell table:number-columns-repeated="4" office:value-type="float" office:value="1256139" calcext:value-type="float">
            <text:p>1256139</text:p>
          </table:table-cell>
          <table:table-cell table:number-columns-repeated="3" office:value-type="float" office:value="1256140" calcext:value-type="float">
            <text:p>1256140</text:p>
          </table:table-cell>
          <table:table-cell office:value-type="float" office:value="1256139" calcext:value-type="float">
            <text:p>1256139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Call_018_Vehicle_… <text:s text:c="3"/></text:p>
          </table:table-cell>
          <table:table-cell office:value-type="float" office:value="2400016" calcext:value-type="float">
            <text:p>2400016</text:p>
          </table:table-cell>
          <table:table-cell office:value-type="float" office:value="2495703" calcext:value-type="float">
            <text:p>2495703</text:p>
          </table:table-cell>
          <table:table-cell office:value-type="float" office:value="2400016" calcext:value-type="float">
            <text:p>2400016</text:p>
          </table:table-cell>
          <table:table-cell office:value-type="float" office:value="2543127" calcext:value-type="float">
            <text:p>2543127</text:p>
          </table:table-cell>
          <table:table-cell office:value-type="float" office:value="2637174" calcext:value-type="float">
            <text:p>2637174</text:p>
          </table:table-cell>
          <table:table-cell office:value-type="float" office:value="2495703" calcext:value-type="float">
            <text:p>2495703</text:p>
          </table:table-cell>
          <table:table-cell office:value-type="float" office:value="2641890" calcext:value-type="float">
            <text:p>2641890</text:p>
          </table:table-cell>
          <table:table-cell office:value-type="float" office:value="2400016" calcext:value-type="float">
            <text:p>2400016</text:p>
          </table:table-cell>
          <table:table-cell office:value-type="float" office:value="2505763" calcext:value-type="float">
            <text:p>2505763</text:p>
          </table:table-cell>
          <table:table-cell office:value-type="float" office:value="2400016" calcext:value-type="float">
            <text:p>2400016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Call_035_Vehicle_… <text:s text:c="3"/></text:p>
          </table:table-cell>
          <table:table-cell office:value-type="float" office:value="4865296" calcext:value-type="float">
            <text:p>4865296</text:p>
          </table:table-cell>
          <table:table-cell office:value-type="float" office:value="4846719" calcext:value-type="float">
            <text:p>4846719</text:p>
          </table:table-cell>
          <table:table-cell office:value-type="float" office:value="5019269" calcext:value-type="float">
            <text:p>5019269</text:p>
          </table:table-cell>
          <table:table-cell office:value-type="float" office:value="4909637" calcext:value-type="float">
            <text:p>4909637</text:p>
          </table:table-cell>
          <table:table-cell office:value-type="float" office:value="5042653" calcext:value-type="float">
            <text:p>5042653</text:p>
          </table:table-cell>
          <table:table-cell office:value-type="float" office:value="4943707" calcext:value-type="float">
            <text:p>4943707</text:p>
          </table:table-cell>
          <table:table-cell office:value-type="float" office:value="4844072" calcext:value-type="float">
            <text:p>4844072</text:p>
          </table:table-cell>
          <table:table-cell office:value-type="float" office:value="5326115" calcext:value-type="float">
            <text:p>5326115</text:p>
          </table:table-cell>
          <table:table-cell office:value-type="float" office:value="5220374" calcext:value-type="float">
            <text:p>5220374</text:p>
          </table:table-cell>
          <table:table-cell office:value-type="float" office:value="5177184" calcext:value-type="float">
            <text:p>5177184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Call_080_Vehicle_… <text:s text:c="3"/></text:p>
          </table:table-cell>
          <table:table-cell office:value-type="float" office:value="13646972" calcext:value-type="float">
            <text:p>13646972</text:p>
          </table:table-cell>
          <table:table-cell office:value-type="float" office:value="13555917" calcext:value-type="float">
            <text:p>13555917</text:p>
          </table:table-cell>
          <table:table-cell office:value-type="float" office:value="13870909" calcext:value-type="float">
            <text:p>13870909</text:p>
          </table:table-cell>
          <table:table-cell office:value-type="float" office:value="13380160" calcext:value-type="float">
            <text:p>13380160</text:p>
          </table:table-cell>
          <table:table-cell office:value-type="float" office:value="13784530" calcext:value-type="float">
            <text:p>13784530</text:p>
          </table:table-cell>
          <table:table-cell office:value-type="float" office:value="13469572" calcext:value-type="float">
            <text:p>13469572</text:p>
          </table:table-cell>
          <table:table-cell office:value-type="float" office:value="13804718" calcext:value-type="float">
            <text:p>13804718</text:p>
          </table:table-cell>
          <table:table-cell office:value-type="float" office:value="14250032" calcext:value-type="float">
            <text:p>14250032</text:p>
          </table:table-cell>
          <table:table-cell office:value-type="float" office:value="13816096" calcext:value-type="float">
            <text:p>13816096</text:p>
          </table:table-cell>
          <table:table-cell office:value-type="float" office:value="14082222" calcext:value-type="float">
            <text:p>14082222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Call_130_Vehicle_… <text:s text:c="3"/></text:p>
          </table:table-cell>
          <table:table-cell office:value-type="float" office:value="21408163" calcext:value-type="float">
            <text:p>21408163</text:p>
          </table:table-cell>
          <table:table-cell office:value-type="float" office:value="18512390" calcext:value-type="float">
            <text:p>18512390</text:p>
          </table:table-cell>
          <table:table-cell table:style-name="ce3" office:value-type="float" office:value="21454900" calcext:value-type="float">
            <text:p>21454900</text:p>
          </table:table-cell>
          <table:table-cell office:value-type="float" office:value="18568336" calcext:value-type="float">
            <text:p>18568336</text:p>
          </table:table-cell>
          <table:table-cell office:value-type="float" office:value="18323534" calcext:value-type="float">
            <text:p>18323534</text:p>
          </table:table-cell>
          <table:table-cell office:value-type="float" office:value="18888107" calcext:value-type="float">
            <text:p>18888107</text:p>
          </table:table-cell>
          <table:table-cell office:value-type="float" office:value="21123235" calcext:value-type="float">
            <text:p>21123235</text:p>
          </table:table-cell>
          <table:table-cell office:value-type="float" office:value="18705323" calcext:value-type="float">
            <text:p>18705323</text:p>
          </table:table-cell>
          <table:table-cell office:value-type="float" office:value="18239498" calcext:value-type="float">
            <text:p>18239498</text:p>
          </table:table-cell>
          <table:table-cell office:value-type="float" office:value="18635150" calcext:value-type="float">
            <text:p>18635150</text:p>
          </table:table-cell>
          <table:table-cell table:number-columns-repeated="15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1" office:value-type="string" calcext:value-type="string">
            <text:p>Inst <text:s text:c="18"/></text:p>
          </table:table-cell>
          <table:table-cell table:style-name="ce1" office:value-type="string" calcext:value-type="string">
            <text:p>Ini_obj</text:p>
          </table:table-cell>
          <table:table-cell table:style-name="ce1" office:value-type="string" calcext:value-type="string">
            <text:p>Avrg_Obj <text:s text:c="5"/></text:p>
          </table:table-cell>
          <table:table-cell table:style-name="ce1" office:value-type="string" calcext:value-type="string">
            <text:p>Avrg_Impr</text:p>
          </table:table-cell>
          <table:table-cell table:style-name="ce1" office:value-type="string" calcext:value-type="string">
            <text:p>Best_Obj <text:s text:c="3"/></text:p>
          </table:table-cell>
          <table:table-cell table:style-name="ce1" office:value-type="string" calcext:value-type="string">
            <text:p>Best_Impr</text:p>
          </table:table-cell>
          <table:table-cell table:style-name="ce1" office:value-type="string" calcext:value-type="string">
            <text:p>Avrg_time</text:p>
          </table:table-cell>
          <table:table-cell table:number-columns-repeated="18"/>
        </table:table-row>
        <table:table-row table:style-name="ro1">
          <table:table-cell/>
          <table:table-cell table:style-name="ce1" office:value-type="string" calcext:value-type="string">
            <text:p>Call_007_Vehicle_… <text:s text:c="3"/></text:p>
          </table:table-cell>
          <table:table-cell office:value-type="float" office:value="3760286" calcext:value-type="float">
            <text:p>3760286</text:p>
          </table:table-cell>
          <table:table-cell office:value-type="float" office:value="1256139.4" calcext:value-type="float">
            <text:p>1256139.4</text:p>
          </table:table-cell>
          <table:table-cell office:value-type="float" office:value="66.5946" calcext:value-type="float">
            <text:p>66.5946</text:p>
          </table:table-cell>
          <table:table-cell office:value-type="float" office:value="1256139" calcext:value-type="float">
            <text:p>1256139</text:p>
          </table:table-cell>
          <table:table-cell office:value-type="float" office:value="66.5946" calcext:value-type="float">
            <text:p>66.5946</text:p>
          </table:table-cell>
          <table:table-cell office:value-type="float" office:value="0.69552" calcext:value-type="float">
            <text:p>0.69552</text:p>
          </table:table-cell>
          <table:table-cell table:number-columns-repeated="18"/>
        </table:table-row>
        <table:table-row table:style-name="ro1">
          <table:table-cell/>
          <table:table-cell table:style-name="ce1" office:value-type="string" calcext:value-type="string">
            <text:p>Call_018_Vehicle_… <text:s text:c="3"/></text:p>
          </table:table-cell>
          <table:table-cell office:value-type="float" office:value="8761492" calcext:value-type="float">
            <text:p>8761492</text:p>
          </table:table-cell>
          <table:table-cell office:value-type="float" office:value="2491942.4" calcext:value-type="float">
            <text:p>2491942.4</text:p>
          </table:table-cell>
          <table:table-cell office:value-type="float" office:value="71.558" calcext:value-type="float">
            <text:p>71.558</text:p>
          </table:table-cell>
          <table:table-cell office:value-type="float" office:value="2400016" calcext:value-type="float">
            <text:p>2400016</text:p>
          </table:table-cell>
          <table:table-cell office:value-type="float" office:value="72.6072" calcext:value-type="float">
            <text:p>72.6072</text:p>
          </table:table-cell>
          <table:table-cell office:value-type="float" office:value="1.6723" calcext:value-type="float">
            <text:p>1.6723</text:p>
          </table:table-cell>
          <table:table-cell table:number-columns-repeated="18"/>
        </table:table-row>
        <table:table-row table:style-name="ro1">
          <table:table-cell/>
          <table:table-cell table:style-name="ce1" office:value-type="string" calcext:value-type="string">
            <text:p>Call_035_Vehicle_… <text:s text:c="3"/></text:p>
          </table:table-cell>
          <table:table-cell office:value-type="float" office:value="18322178" calcext:value-type="float">
            <text:p>18322178</text:p>
          </table:table-cell>
          <table:table-cell office:value-type="float" office:value="5019502.6" calcext:value-type="float">
            <text:p>5019502.6</text:p>
          </table:table-cell>
          <table:table-cell office:value-type="float" office:value="72.6042" calcext:value-type="float">
            <text:p>72.6042</text:p>
          </table:table-cell>
          <table:table-cell office:value-type="float" office:value="4844072" calcext:value-type="float">
            <text:p>4844072</text:p>
          </table:table-cell>
          <table:table-cell office:value-type="float" office:value="73.5617" calcext:value-type="float">
            <text:p>73.5617</text:p>
          </table:table-cell>
          <table:table-cell office:value-type="float" office:value="3.0386" calcext:value-type="float">
            <text:p>3.0386</text:p>
          </table:table-cell>
          <table:table-cell table:number-columns-repeated="18"/>
        </table:table-row>
        <table:table-row table:style-name="ro1">
          <table:table-cell/>
          <table:table-cell table:style-name="ce1" office:value-type="string" calcext:value-type="string">
            <text:p>Call_080_Vehicle_… <text:s text:c="3"/></text:p>
          </table:table-cell>
          <table:table-cell office:value-type="float" office:value="42211425" calcext:value-type="float">
            <text:p>42211425</text:p>
          </table:table-cell>
          <table:table-cell office:value-type="float" office:value="13766112.8" calcext:value-type="float">
            <text:p>13766112.8</text:p>
          </table:table-cell>
          <table:table-cell office:value-type="float" office:value="67.3877" calcext:value-type="float">
            <text:p>67.3877</text:p>
          </table:table-cell>
          <table:table-cell office:value-type="float" office:value="13380160" calcext:value-type="float">
            <text:p>13380160</text:p>
          </table:table-cell>
          <table:table-cell office:value-type="float" office:value="68.302" calcext:value-type="float">
            <text:p>68.302</text:p>
          </table:table-cell>
          <table:table-cell office:value-type="float" office:value="8.8915" calcext:value-type="float">
            <text:p>8.8915</text:p>
          </table:table-cell>
          <table:table-cell table:number-columns-repeated="18"/>
        </table:table-row>
        <table:table-row table:style-name="ro1">
          <table:table-cell/>
          <table:table-cell table:style-name="ce1" office:value-type="string" calcext:value-type="string">
            <text:p>Call_130_Vehicle_… <text:s text:c="3"/></text:p>
          </table:table-cell>
          <table:table-cell office:value-type="float" office:value="75446687" calcext:value-type="float">
            <text:p>75446687</text:p>
          </table:table-cell>
          <table:table-cell office:value-type="float" office:value="19385863.6" calcext:value-type="float">
            <text:p>19385863.6</text:p>
          </table:table-cell>
          <table:table-cell office:value-type="float" office:value="74.3052" calcext:value-type="float">
            <text:p>74.3052</text:p>
          </table:table-cell>
          <table:table-cell office:value-type="float" office:value="18239498" calcext:value-type="float">
            <text:p>18239498</text:p>
          </table:table-cell>
          <table:table-cell office:value-type="float" office:value="75.8247" calcext:value-type="float">
            <text:p>75.8247</text:p>
          </table:table-cell>
          <table:table-cell office:value-type="float" office:value="15.6683" calcext:value-type="float">
            <text:p>15.6683</text:p>
          </table:table-cell>
          <table:table-cell table:number-columns-repeated="18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3"/>
          <table:table-cell office:value-type="string" calcext:value-type="string">
            <text:p>Iterations = 10 000</text:p>
          </table:table-cell>
          <table:table-cell/>
          <table:table-cell office:value-type="string" calcext:value-type="string">
            <text:p>Iterations = 20 000</text:p>
          </table:table-cell>
          <table:table-cell/>
          <table:table-cell office:value-type="string" calcext:value-type="string">
            <text:p>Iterations = 30 000</text:p>
          </table:table-cell>
          <table:table-cell/>
          <table:table-cell office:value-type="string" calcext:value-type="string">
            <text:p>Iterations = 40 000</text:p>
          </table:table-cell>
          <table:table-cell/>
          <table:table-cell office:value-type="string" calcext:value-type="string">
            <text:p>Iterations = 50 000</text:p>
          </table:table-cell>
          <table:table-cell/>
          <table:table-cell office:value-type="string" calcext:value-type="string">
            <text:p>Iterations = 60 000</text:p>
          </table:table-cell>
          <table:table-cell/>
          <table:table-cell office:value-type="string" calcext:value-type="string">
            <text:p>Iterations = 100 000</text:p>
          </table:table-cell>
          <table:table-cell/>
          <table:table-cell office:value-type="string" calcext:value-type="string">
            <text:p>Iterations = 150 000</text:p>
          </table:table-cell>
          <table:table-cell table:number-columns-repeated="7"/>
          <table:table-cell office:value-type="string" calcext:value-type="string">
            <text:p>Avrg_time</text:p>
          </table:table-cell>
        </table:table-row>
        <table:table-row table:style-name="ro1">
          <table:table-cell/>
          <table:table-cell office:value-type="string" calcext:value-type="string">
            <text:p>Inst <text:s text:c="18"/></text:p>
          </table:table-cell>
          <table:table-cell office:value-type="string" calcext:value-type="string">
            <text:p>Ini_obj</text:p>
          </table:table-cell>
          <table:table-cell office:value-type="string" calcext:value-type="string">
            <text:p>Obj</text:p>
          </table:table-cell>
          <table:table-cell office:value-type="string" calcext:value-type="string">
            <text:p>Impr</text:p>
          </table:table-cell>
          <table:table-cell office:value-type="string" calcext:value-type="string">
            <text:p>Obj</text:p>
          </table:table-cell>
          <table:table-cell office:value-type="string" calcext:value-type="string">
            <text:p>Impr</text:p>
          </table:table-cell>
          <table:table-cell office:value-type="string" calcext:value-type="string">
            <text:p>Obj</text:p>
          </table:table-cell>
          <table:table-cell office:value-type="string" calcext:value-type="string">
            <text:p>Impr</text:p>
          </table:table-cell>
          <table:table-cell office:value-type="string" calcext:value-type="string">
            <text:p>Obj</text:p>
          </table:table-cell>
          <table:table-cell office:value-type="string" calcext:value-type="string">
            <text:p>Impr</text:p>
          </table:table-cell>
          <table:table-cell office:value-type="string" calcext:value-type="string">
            <text:p>Obj</text:p>
          </table:table-cell>
          <table:table-cell office:value-type="string" calcext:value-type="string">
            <text:p>Impr</text:p>
          </table:table-cell>
          <table:table-cell office:value-type="string" calcext:value-type="string">
            <text:p>Obj</text:p>
          </table:table-cell>
          <table:table-cell office:value-type="string" calcext:value-type="string">
            <text:p>Impr</text:p>
          </table:table-cell>
          <table:table-cell office:value-type="string" calcext:value-type="string">
            <text:p>Obj</text:p>
          </table:table-cell>
          <table:table-cell office:value-type="string" calcext:value-type="string">
            <text:p>Impr</text:p>
          </table:table-cell>
          <table:table-cell office:value-type="string" calcext:value-type="string">
            <text:p>Obj</text:p>
          </table:table-cell>
          <table:table-cell office:value-type="string" calcext:value-type="string">
            <text:p>Impr</text:p>
          </table:table-cell>
          <table:table-cell table:number-columns-repeated="6"/>
          <table:table-cell office:value-type="float" office:value="3.5312" calcext:value-type="float">
            <text:p>3.5312</text:p>
          </table:table-cell>
        </table:table-row>
        <table:table-row table:style-name="ro1">
          <table:table-cell/>
          <table:table-cell office:value-type="string" calcext:value-type="string">
            <text:p>Call_007_Vehicle_… <text:s text:c="3"/></text:p>
          </table:table-cell>
          <table:table-cell office:value-type="float" office:value="3760286" calcext:value-type="float">
            <text:p>3760286</text:p>
          </table:table-cell>
          <table:table-cell table:style-name="ce4" office:value-type="float" office:value="1256139" calcext:value-type="float">
            <text:p>1256139</text:p>
          </table:table-cell>
          <table:table-cell table:style-name="ce5" office:value-type="float" office:value="66.5946" calcext:value-type="float">
            <text:p>66.5946</text:p>
          </table:table-cell>
          <table:table-cell office:value-type="float" office:value="1256139" calcext:value-type="float">
            <text:p>1256139</text:p>
          </table:table-cell>
          <table:table-cell office:value-type="float" office:value="66.5946" calcext:value-type="float">
            <text:p>66.5946</text:p>
          </table:table-cell>
          <table:table-cell office:value-type="float" office:value="1256139" calcext:value-type="float">
            <text:p>1256139</text:p>
          </table:table-cell>
          <table:table-cell office:value-type="float" office:value="66.5946" calcext:value-type="float">
            <text:p>66.5946</text:p>
          </table:table-cell>
          <table:table-cell office:value-type="float" office:value="1256139" calcext:value-type="float">
            <text:p>1256139</text:p>
          </table:table-cell>
          <table:table-cell office:value-type="float" office:value="66.5946" calcext:value-type="float">
            <text:p>66.5946</text:p>
          </table:table-cell>
          <table:table-cell office:value-type="float" office:value="1256139" calcext:value-type="float">
            <text:p>1256139</text:p>
          </table:table-cell>
          <table:table-cell office:value-type="float" office:value="66.5946" calcext:value-type="float">
            <text:p>66.5946</text:p>
          </table:table-cell>
          <table:table-cell office:value-type="float" office:value="1256139" calcext:value-type="float">
            <text:p>1256139</text:p>
          </table:table-cell>
          <table:table-cell office:value-type="float" office:value="66.5946" calcext:value-type="float">
            <text:p>66.5946</text:p>
          </table:table-cell>
          <table:table-cell office:value-type="float" office:value="1256139" calcext:value-type="float">
            <text:p>1256139</text:p>
          </table:table-cell>
          <table:table-cell office:value-type="float" office:value="66.5946" calcext:value-type="float">
            <text:p>66.5946</text:p>
          </table:table-cell>
          <table:table-cell office:value-type="float" office:value="1256139" calcext:value-type="float">
            <text:p>1256139</text:p>
          </table:table-cell>
          <table:table-cell office:value-type="float" office:value="66.5946" calcext:value-type="float">
            <text:p>66.5946</text:p>
          </table:table-cell>
          <table:table-cell table:number-columns-repeated="6"/>
          <table:table-cell office:value-type="float" office:value="8.3472" calcext:value-type="float">
            <text:p>8.3472</text:p>
          </table:table-cell>
        </table:table-row>
        <table:table-row table:style-name="ro1">
          <table:table-cell/>
          <table:table-cell office:value-type="string" calcext:value-type="string">
            <text:p>Call_018_Vehicle_… <text:s text:c="3"/></text:p>
          </table:table-cell>
          <table:table-cell office:value-type="float" office:value="8761492" calcext:value-type="float">
            <text:p>8761492</text:p>
          </table:table-cell>
          <table:table-cell office:value-type="float" office:value="2498293" calcext:value-type="float">
            <text:p>2498293</text:p>
          </table:table-cell>
          <table:table-cell office:value-type="float" office:value="71.4855" calcext:value-type="float">
            <text:p>71.4855</text:p>
          </table:table-cell>
          <table:table-cell table:style-name="ce4" office:value-type="float" office:value="2400016" calcext:value-type="float">
            <text:p>2400016</text:p>
          </table:table-cell>
          <table:table-cell table:style-name="ce5" office:value-type="float" office:value="72.6072" calcext:value-type="float">
            <text:p>72.6072</text:p>
          </table:table-cell>
          <table:table-cell office:value-type="float" office:value="2400016" calcext:value-type="float">
            <text:p>2400016</text:p>
          </table:table-cell>
          <table:table-cell office:value-type="float" office:value="72.6072" calcext:value-type="float">
            <text:p>72.6072</text:p>
          </table:table-cell>
          <table:table-cell office:value-type="float" office:value="2400016" calcext:value-type="float">
            <text:p>2400016</text:p>
          </table:table-cell>
          <table:table-cell office:value-type="float" office:value="72.6072" calcext:value-type="float">
            <text:p>72.6072</text:p>
          </table:table-cell>
          <table:table-cell office:value-type="float" office:value="2400016" calcext:value-type="float">
            <text:p>2400016</text:p>
          </table:table-cell>
          <table:table-cell office:value-type="float" office:value="72.6072" calcext:value-type="float">
            <text:p>72.6072</text:p>
          </table:table-cell>
          <table:table-cell office:value-type="float" office:value="2400016" calcext:value-type="float">
            <text:p>2400016</text:p>
          </table:table-cell>
          <table:table-cell office:value-type="float" office:value="72.6072" calcext:value-type="float">
            <text:p>72.6072</text:p>
          </table:table-cell>
          <table:table-cell office:value-type="float" office:value="2400016" calcext:value-type="float">
            <text:p>2400016</text:p>
          </table:table-cell>
          <table:table-cell office:value-type="float" office:value="72.6072" calcext:value-type="float">
            <text:p>72.6072</text:p>
          </table:table-cell>
          <table:table-cell office:value-type="float" office:value="2400016" calcext:value-type="float">
            <text:p>2400016</text:p>
          </table:table-cell>
          <table:table-cell office:value-type="float" office:value="72.6072" calcext:value-type="float">
            <text:p>72.6072</text:p>
          </table:table-cell>
          <table:table-cell table:number-columns-repeated="6"/>
          <table:table-cell office:value-type="float" office:value="16.1023" calcext:value-type="float">
            <text:p>16.1023</text:p>
          </table:table-cell>
        </table:table-row>
        <table:table-row table:style-name="ro1">
          <table:table-cell/>
          <table:table-cell office:value-type="string" calcext:value-type="string">
            <text:p>Call_035_Vehicle_… <text:s text:c="3"/></text:p>
          </table:table-cell>
          <table:table-cell office:value-type="float" office:value="18322178" calcext:value-type="float">
            <text:p>18322178</text:p>
          </table:table-cell>
          <table:table-cell office:value-type="float" office:value="5038215" calcext:value-type="float">
            <text:p>5038215</text:p>
          </table:table-cell>
          <table:table-cell office:value-type="float" office:value="72.5021" calcext:value-type="float">
            <text:p>72.5021</text:p>
          </table:table-cell>
          <table:table-cell office:value-type="float" office:value="5019269" calcext:value-type="float">
            <text:p>5019269</text:p>
          </table:table-cell>
          <table:table-cell office:value-type="float" office:value="72.6055" calcext:value-type="float">
            <text:p>72.6055</text:p>
          </table:table-cell>
          <table:table-cell office:value-type="float" office:value="4835057" calcext:value-type="float">
            <text:p>4835057</text:p>
          </table:table-cell>
          <table:table-cell office:value-type="float" office:value="73.6109" calcext:value-type="float">
            <text:p>73.6109</text:p>
          </table:table-cell>
          <table:table-cell office:value-type="float" office:value="4750095" calcext:value-type="float">
            <text:p>4750095</text:p>
          </table:table-cell>
          <table:table-cell table:style-name="ce5" office:value-type="float" office:value="74.0746" calcext:value-type="float">
            <text:p>74.0746</text:p>
          </table:table-cell>
          <table:table-cell office:value-type="float" office:value="4852504" calcext:value-type="float">
            <text:p>4852504</text:p>
          </table:table-cell>
          <table:table-cell office:value-type="float" office:value="73.5157" calcext:value-type="float">
            <text:p>73.5157</text:p>
          </table:table-cell>
          <table:table-cell office:value-type="float" office:value="4840819" calcext:value-type="float">
            <text:p>4840819</text:p>
          </table:table-cell>
          <table:table-cell office:value-type="float" office:value="73.5795" calcext:value-type="float">
            <text:p>73.5795</text:p>
          </table:table-cell>
          <table:table-cell office:value-type="float" office:value="5030327" calcext:value-type="float">
            <text:p>5030327</text:p>
          </table:table-cell>
          <table:table-cell office:value-type="float" office:value="72.5451" calcext:value-type="float">
            <text:p>72.5451</text:p>
          </table:table-cell>
          <table:table-cell office:value-type="float" office:value="4828945" calcext:value-type="float">
            <text:p>4828945</text:p>
          </table:table-cell>
          <table:table-cell office:value-type="float" office:value="73.6443" calcext:value-type="float">
            <text:p>73.6443</text:p>
          </table:table-cell>
          <table:table-cell table:number-columns-repeated="6"/>
          <table:table-cell office:value-type="float" office:value="44.9286" calcext:value-type="float">
            <text:p>44.9286</text:p>
          </table:table-cell>
        </table:table-row>
        <table:table-row table:style-name="ro1">
          <table:table-cell/>
          <table:table-cell office:value-type="string" calcext:value-type="string">
            <text:p>Call_080_Vehicle_… <text:s text:c="3"/></text:p>
          </table:table-cell>
          <table:table-cell office:value-type="float" office:value="42211425" calcext:value-type="float">
            <text:p>42211425</text:p>
          </table:table-cell>
          <table:table-cell office:value-type="float" office:value="13451819" calcext:value-type="float">
            <text:p>13451819</text:p>
          </table:table-cell>
          <table:table-cell office:value-type="float" office:value="68.1323" calcext:value-type="float">
            <text:p>68.1323</text:p>
          </table:table-cell>
          <table:table-cell office:value-type="float" office:value="13870909" calcext:value-type="float">
            <text:p>13870909</text:p>
          </table:table-cell>
          <table:table-cell office:value-type="float" office:value="67.1394" calcext:value-type="float">
            <text:p>67.1394</text:p>
          </table:table-cell>
          <table:table-cell office:value-type="float" office:value="13449106" calcext:value-type="float">
            <text:p>13449106</text:p>
          </table:table-cell>
          <table:table-cell office:value-type="float" office:value="68.1387" calcext:value-type="float">
            <text:p>68.1387</text:p>
          </table:table-cell>
          <table:table-cell office:value-type="float" office:value="13120030" calcext:value-type="float">
            <text:p>13120030</text:p>
          </table:table-cell>
          <table:table-cell office:value-type="float" office:value="68.9183" calcext:value-type="float">
            <text:p>68.9183</text:p>
          </table:table-cell>
          <table:table-cell office:value-type="float" office:value="13110807" calcext:value-type="float">
            <text:p>13110807</text:p>
          </table:table-cell>
          <table:table-cell office:value-type="float" office:value="68.9401" calcext:value-type="float">
            <text:p>68.9401</text:p>
          </table:table-cell>
          <table:table-cell office:value-type="float" office:value="13080851" calcext:value-type="float">
            <text:p>13080851</text:p>
          </table:table-cell>
          <table:table-cell office:value-type="float" office:value="69.0111" calcext:value-type="float">
            <text:p>69.0111</text:p>
          </table:table-cell>
          <table:table-cell office:value-type="float" office:value="12658556" calcext:value-type="float">
            <text:p>12658556</text:p>
          </table:table-cell>
          <table:table-cell table:style-name="ce5" office:value-type="float" office:value="70.0115" calcext:value-type="float">
            <text:p>70.0115</text:p>
          </table:table-cell>
          <table:table-cell office:value-type="float" office:value="12831402" calcext:value-type="float">
            <text:p>12831402</text:p>
          </table:table-cell>
          <table:table-cell office:value-type="float" office:value="69.6021" calcext:value-type="float">
            <text:p>69.6021</text:p>
          </table:table-cell>
          <table:table-cell table:number-columns-repeated="6"/>
          <table:table-cell office:value-type="float" office:value="64.8199" calcext:value-type="float">
            <text:p>64.8199</text:p>
          </table:table-cell>
        </table:table-row>
        <table:table-row table:style-name="ro1">
          <table:table-cell/>
          <table:table-cell office:value-type="string" calcext:value-type="string">
            <text:p>Call_130_Vehicle_… <text:s text:c="3"/></text:p>
          </table:table-cell>
          <table:table-cell office:value-type="float" office:value="75446687" calcext:value-type="float">
            <text:p>75446687</text:p>
          </table:table-cell>
          <table:table-cell office:value-type="float" office:value="20187157" calcext:value-type="float">
            <text:p>20187157</text:p>
          </table:table-cell>
          <table:table-cell office:value-type="float" office:value="73.2431" calcext:value-type="float">
            <text:p>73.2431</text:p>
          </table:table-cell>
          <table:table-cell office:value-type="float" office:value="21454900" calcext:value-type="float">
            <text:p>21454900</text:p>
          </table:table-cell>
          <table:table-cell office:value-type="float" office:value="71.5628" calcext:value-type="float">
            <text:p>71.5628</text:p>
          </table:table-cell>
          <table:table-cell office:value-type="float" office:value="18181947" calcext:value-type="float">
            <text:p>18181947</text:p>
          </table:table-cell>
          <table:table-cell office:value-type="float" office:value="75.9009" calcext:value-type="float">
            <text:p>75.9009</text:p>
          </table:table-cell>
          <table:table-cell office:value-type="float" office:value="18195508" calcext:value-type="float">
            <text:p>18195508</text:p>
          </table:table-cell>
          <table:table-cell office:value-type="float" office:value="75.883" calcext:value-type="float">
            <text:p>75.883</text:p>
          </table:table-cell>
          <table:table-cell office:value-type="float" office:value="17970267" calcext:value-type="float">
            <text:p>17970267</text:p>
          </table:table-cell>
          <table:table-cell office:value-type="float" office:value="76.1815" calcext:value-type="float">
            <text:p>76.1815</text:p>
          </table:table-cell>
          <table:table-cell office:value-type="float" office:value="17896252" calcext:value-type="float">
            <text:p>17896252</text:p>
          </table:table-cell>
          <table:table-cell office:value-type="float" office:value="76.2796" calcext:value-type="float">
            <text:p>76.2796</text:p>
          </table:table-cell>
          <table:table-cell office:value-type="float" office:value="17810703" calcext:value-type="float">
            <text:p>17810703</text:p>
          </table:table-cell>
          <table:table-cell table:style-name="ce5" office:value-type="float" office:value="76.393" calcext:value-type="float">
            <text:p>76.393</text:p>
          </table:table-cell>
          <table:table-cell office:value-type="float" office:value="17810616" calcext:value-type="float">
            <text:p>17810616</text:p>
          </table:table-cell>
          <table:table-cell office:value-type="float" office:value="76.3931" calcext:value-type="float">
            <text:p>76.3931</text:p>
          </table:table-cell>
          <table:table-cell table:number-columns-repeated="7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office:value-type="string" calcext:value-type="string">
            <text:p>Inst <text:s text:c="18"/></text:p>
          </table:table-cell>
          <table:table-cell office:value-type="string" calcext:value-type="string">
            <text:p>Ini_obj</text:p>
          </table:table-cell>
          <table:table-cell office:value-type="string" calcext:value-type="string">
            <text:p>Avrg_Obj <text:s text:c="5"/></text:p>
          </table:table-cell>
          <table:table-cell office:value-type="string" calcext:value-type="string">
            <text:p>Avrg_Impr</text:p>
          </table:table-cell>
          <table:table-cell office:value-type="string" calcext:value-type="string">
            <text:p>Best_Obj <text:s text:c="3"/></text:p>
          </table:table-cell>
          <table:table-cell office:value-type="string" calcext:value-type="string">
            <text:p>Best_Impr</text:p>
          </table:table-cell>
          <table:table-cell office:value-type="string" calcext:value-type="string">
            <text:p>Avrg_time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Call_007_Vehicle_… <text:s text:c="3"/></text:p>
          </table:table-cell>
          <table:table-cell office:value-type="float" office:value="3760286" calcext:value-type="float">
            <text:p>3760286</text:p>
          </table:table-cell>
          <table:table-cell office:value-type="float" office:value="1256139.4" calcext:value-type="float">
            <text:p>1256139.4</text:p>
          </table:table-cell>
          <table:table-cell office:value-type="float" office:value="66.5946" calcext:value-type="float">
            <text:p>66.5946</text:p>
          </table:table-cell>
          <table:table-cell office:value-type="float" office:value="1256139" calcext:value-type="float">
            <text:p>1256139</text:p>
          </table:table-cell>
          <table:table-cell office:value-type="float" office:value="66.5946" calcext:value-type="float">
            <text:p>66.5946</text:p>
          </table:table-cell>
          <table:table-cell office:value-type="float" office:value="3.6249" calcext:value-type="float">
            <text:p>3.6249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Call_018_Vehicle_… <text:s text:c="3"/></text:p>
          </table:table-cell>
          <table:table-cell office:value-type="float" office:value="8761492" calcext:value-type="float">
            <text:p>8761492</text:p>
          </table:table-cell>
          <table:table-cell office:value-type="float" office:value="2473865" calcext:value-type="float">
            <text:p>2473865</text:p>
          </table:table-cell>
          <table:table-cell office:value-type="float" office:value="71.7643" calcext:value-type="float">
            <text:p>71.7643</text:p>
          </table:table-cell>
          <table:table-cell office:value-type="float" office:value="2400016" calcext:value-type="float">
            <text:p>2400016</text:p>
          </table:table-cell>
          <table:table-cell office:value-type="float" office:value="72.6072" calcext:value-type="float">
            <text:p>72.6072</text:p>
          </table:table-cell>
          <table:table-cell office:value-type="float" office:value="9.4222" calcext:value-type="float">
            <text:p>9.4222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Call_035_Vehicle_… <text:s text:c="3"/></text:p>
          </table:table-cell>
          <table:table-cell office:value-type="float" office:value="18322178" calcext:value-type="float">
            <text:p>18322178</text:p>
          </table:table-cell>
          <table:table-cell office:value-type="float" office:value="4818805.3" calcext:value-type="float">
            <text:p>4818805.3</text:p>
          </table:table-cell>
          <table:table-cell office:value-type="float" office:value="73.6996" calcext:value-type="float">
            <text:p>73.6996</text:p>
          </table:table-cell>
          <table:table-cell office:value-type="float" office:value="4679647" calcext:value-type="float">
            <text:p>4679647</text:p>
          </table:table-cell>
          <table:table-cell office:value-type="float" office:value="74.4591" calcext:value-type="float">
            <text:p>74.4591</text:p>
          </table:table-cell>
          <table:table-cell office:value-type="float" office:value="16.8669" calcext:value-type="float">
            <text:p>16.8669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Call_080_Vehicle_… <text:s text:c="3"/></text:p>
          </table:table-cell>
          <table:table-cell office:value-type="float" office:value="42211425" calcext:value-type="float">
            <text:p>42211425</text:p>
          </table:table-cell>
          <table:table-cell office:value-type="float" office:value="13115632.6" calcext:value-type="float">
            <text:p>13115632.6</text:p>
          </table:table-cell>
          <table:table-cell office:value-type="float" office:value="68.9287" calcext:value-type="float">
            <text:p>68.9287</text:p>
          </table:table-cell>
          <table:table-cell office:value-type="float" office:value="12658556" calcext:value-type="float">
            <text:p>12658556</text:p>
          </table:table-cell>
          <table:table-cell office:value-type="float" office:value="70.0115" calcext:value-type="float">
            <text:p>70.0115</text:p>
          </table:table-cell>
          <table:table-cell office:value-type="float" office:value="47.2169" calcext:value-type="float">
            <text:p>47.2169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Call_130_Vehicle_… <text:s text:c="3"/></text:p>
          </table:table-cell>
          <table:table-cell office:value-type="float" office:value="75446687" calcext:value-type="float">
            <text:p>75446687</text:p>
          </table:table-cell>
          <table:table-cell office:value-type="float" office:value="18152079.9" calcext:value-type="float">
            <text:p>18152079.9</text:p>
          </table:table-cell>
          <table:table-cell office:value-type="float" office:value="75.9405" calcext:value-type="float">
            <text:p>75.9405</text:p>
          </table:table-cell>
          <table:table-cell office:value-type="float" office:value="17715281" calcext:value-type="float">
            <text:p>17715281</text:p>
          </table:table-cell>
          <table:table-cell office:value-type="float" office:value="76.5195" calcext:value-type="float">
            <text:p>76.5195</text:p>
          </table:table-cell>
          <table:table-cell office:value-type="float" office:value="71.7715" calcext:value-type="float">
            <text:p>71.7715</text:p>
          </table:table-cell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nb" fo:country="N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5T18:20:03.774157523</meta:creation-date>
    <dc:date>2018-05-15T21:54:39.516372965</dc:date>
    <meta:editing-duration>PT2H2M22S</meta:editing-duration>
    <meta:editing-cycles>1</meta:editing-cycles>
    <meta:document-statistic meta:table-count="2" meta:cell-count="305" meta:object-count="0"/>
    <meta:generator>LibreOffice/5.1.6.2$Linux_X86_64 LibreOffice_project/10m0$Build-2</meta:generator>
  </office:meta>
</office:document-meta>
</file>